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pt"/>
    </style:style>
    <style:style style:name="co2" style:family="table-column">
      <style:table-column-properties fo:break-before="auto" style:column-width="34.5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143.26pt"/>
    </style:style>
    <style:style style:name="co7" style:family="table-column">
      <style:table-column-properties fo:break-before="auto" style:column-width="151.51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221.24pt"/>
    </style:style>
    <style:style style:name="ro1" style:family="table-row">
      <style:table-row-properties style:row-height="63.7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4" style:family="table-row">
      <style:table-row-properties style:row-height="45.01pt" fo:break-before="auto" style:use-optimal-row-height="true"/>
    </style:style>
    <style:style style:name="ta1" style:family="table" style:master-page-name="PageStyle_5f_ВКИАД_5f_ЛР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Outpu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4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Excel_20_Built-in_20_40_25__20_-_20_Accent4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Excel_20_Built-in_20_4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Excel_20_Built-in_20_Outpu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40_25__20_-_20_Accent6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Excel_20_Built-in_20_40_25__20_-_20_Accent4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ВКИАД_ЛР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>
            <draw:frame table:end-cell-address="ВКИАД_ЛР3.J15" table:end-x="45.72pt" table:end-y="12.73pt" draw:z-index="0" draw:name="Диаграмма 1" draw:style-name="gr1" draw:text-style-name="P1" svg:width="528.75pt" svg:height="309.71pt" svg:x="3.74pt" svg:y="6.75pt">
              <loext:p draw:notify-on-update-of-ranges="ВКИАД_ЛР3.B2:ВКИАД_ЛР3.B19 ВКИАД_ЛР3.A2:ВКИАД_ЛР3.A1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ce2" office:value-type="string" calcext:value-type="string">
            <text:p>Интервалы значений признака-фактора</text:p>
          </table:table-cell>
          <table:table-cell table:style-name="ce2" office:value-type="string" calcext:value-type="string">
            <text:p>Число единиц, входящих в интервал</text:p>
          </table:table-cell>
          <table:table-cell table:style-name="ce2" office:value-type="string" calcext:value-type="string">
            <text:p>Удельный вес единиц, входящих в интервал, в общем их числе, %</text:p>
          </table:table-cell>
          <table:table-cell table:style-name="ce2" office:value-type="string" calcext:value-type="string">
            <text:p>Удельный вес единиц, входящих в интервал, при нормальной распределении, %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style-name="ce4" office:value-type="string" calcext:value-type="string">
            <text:p>(х*- сигм, х* + сигм)</text:p>
          </table:table-cell>
          <table:table-cell table:style-name="ce4" table:formula="of:=COUNTIFS([.A2:.A19];&quot;&gt;=&quot;&amp;[.G17];[.A2:.A19];&quot;&lt;=&quot;&amp;[.H17])" office:value-type="float" office:value="14" calcext:value-type="float">
            <text:p>14</text:p>
          </table:table-cell>
          <table:table-cell table:style-name="ce11" table:formula="of:=[.L3]/COUNT([.A2:.A19])" office:value-type="percentage" office:value="0.777777777777778" calcext:value-type="percentage">
            <text:p>78%</text:p>
          </table:table-cell>
          <table:table-cell table:style-name="ce11" office:value-type="percentage" office:value="0.683" calcext:value-type="percentage">
            <text:p>68%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style-name="ce4" office:value-type="string" calcext:value-type="string">
            <text:p>(х*- 2сигм, х* + 2сигм)</text:p>
          </table:table-cell>
          <table:table-cell table:style-name="ce4" table:formula="of:=COUNTIFS([.A2:.A19];&quot;&gt;=&quot;&amp;[.G18];[.A2:.A19];&quot;&lt;=&quot;&amp;[.H18])" office:value-type="float" office:value="16" calcext:value-type="float">
            <text:p>16</text:p>
          </table:table-cell>
          <table:table-cell table:style-name="ce11" table:formula="of:=[.L4]/COUNT([.A2:.A19])" office:value-type="percentage" office:value="0.888888888888889" calcext:value-type="percentage">
            <text:p>89%</text:p>
          </table:table-cell>
          <table:table-cell table:style-name="ce11" office:value-type="percentage" office:value="0.954" calcext:value-type="percentage">
            <text:p>95%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style-name="ce4" office:value-type="string" calcext:value-type="string">
            <text:p>(х*- 3сигм, х* + 3сигм)</text:p>
          </table:table-cell>
          <table:table-cell table:style-name="ce4" table:formula="of:=COUNTIFS([.A2:.A19];&quot;&gt;=&quot;&amp;[.G19];[.A2:.A19];&quot;&lt;=&quot;&amp;[.H19])" office:value-type="float" office:value="18" calcext:value-type="float">
            <text:p>18</text:p>
          </table:table-cell>
          <table:table-cell table:style-name="ce11" table:formula="of:=[.L5]/COUNT([.A2:.A19])" office:value-type="percentage" office:value="1" calcext:value-type="percentage">
            <text:p>100%</text:p>
          </table:table-cell>
          <table:table-cell table:style-name="ce11" office:value-type="percentage" office:value="0.997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style-name="ce5" office:value-type="string" calcext:value-type="string">
            <text:p>Количество групп</text:p>
          </table:table-cell>
          <table:table-cell table:style-name="ce9" table:formula="of:=ROUND(1+LOG(COUNT([.A2:.A19]);2);0)" office:value-type="float" office:value="5" calcext:value-type="float">
            <text:p>5.00</text:p>
          </table:table-cell>
          <table:table-cell table:formula="of:=MIN([.A2:.A19])" office:value-type="float" office:value="23" calcext:value-type="float">
            <text:p>23</text:p>
          </table:table-cell>
          <table:table-cell table:formula="of:=[.M6]+[.L7]" office:value-type="float" office:value="26.4" calcext:value-type="float">
            <text:p>26.4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Размер</text:p>
          </table:table-cell>
          <table:table-cell table:formula="of:=(MAX([.A2:.A19])-MIN([.A2:.A19]))/[.L6]" office:value-type="float" office:value="3.4" calcext:value-type="float">
            <text:p>3.4</text:p>
          </table:table-cell>
          <table:table-cell table:formula="of:=[.N6]" office:value-type="float" office:value="26.4" calcext:value-type="float">
            <text:p>26.4</text:p>
          </table:table-cell>
          <table:table-cell table:formula="of:=[.M7]+[.L7]" office:value-type="float" office:value="29.8" calcext:value-type="float">
            <text:p>29.8</text:p>
          </table:table-cell>
          <table:table-cell table:number-columns-repeated="101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style-name="ce6" office:value-type="string" calcext:value-type="string">
            <text:p>Коэффициент корреляции</text:p>
          </table:table-cell>
          <table:table-cell table:style-name="ce10" table:formula="of:=CORREL([.A2:.A19];[.B2:.B19])" office:value-type="float" office:value="0.912739815545625" calcext:value-type="float">
            <text:p>0.9127398155</text:p>
          </table:table-cell>
          <table:table-cell table:formula="of:=[.N7]" office:value-type="float" office:value="29.8" calcext:value-type="float">
            <text:p>29.8</text:p>
          </table:table-cell>
          <table:table-cell table:formula="of:=[.M8]+[.L7]" office:value-type="float" office:value="33.2" calcext:value-type="float">
            <text:p>33.2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style-name="ce7" office:value-type="string" calcext:value-type="string">
            <text:p>t расч (alfa = 0,01)</text:p>
          </table:table-cell>
          <table:table-cell table:style-name="ce7" table:formula="of:=ABS([.L8])*SQRT((COUNT([.A2:.A19])-2)/(1-([.L8]*[.L8])))" office:value-type="float" office:value="8.9365723268825" calcext:value-type="float">
            <text:p>8.9365723269</text:p>
          </table:table-cell>
          <table:table-cell table:formula="of:=[.N8]" office:value-type="float" office:value="33.2" calcext:value-type="float">
            <text:p>33.2</text:p>
          </table:table-cell>
          <table:table-cell table:formula="of:=[.M9]+[.L7]" office:value-type="float" office:value="36.6" calcext:value-type="float">
            <text:p>36.6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style-name="ce7" table:formula="of:=COUNT([.A2:.A19])-2" office:value-type="float" office:value="16" calcext:value-type="float">
            <text:p>16</text:p>
          </table:table-cell>
          <table:table-cell table:style-name="ce7" office:value-type="string" calcext:value-type="string">
            <text:p>t табл = 2,583(+)</text:p>
          </table:table-cell>
          <table:table-cell table:formula="of:=[.N9]" office:value-type="float" office:value="36.6" calcext:value-type="float">
            <text:p>36.6</text:p>
          </table:table-cell>
          <table:table-cell table:formula="of:=[.M10]+[.L7]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style-name="ce8" office:value-type="string" calcext:value-type="string">
            <text:p>Интервалы</text:p>
          </table:table-cell>
          <table:table-cell table:style-name="ce2" office:value-type="string" calcext:value-type="string">
            <text:p>Число вариант, попавших в i-ый интервал</text:p>
          </table:table-cell>
          <table:table-cell table:style-name="ce2" office:value-type="string" calcext:value-type="string">
            <text:p>Cумма результирующего фактора i-ого интервала</text:p>
          </table:table-cell>
          <table:table-cell table:style-name="ce2" office:value-type="string" calcext:value-type="string">
            <text:p>Средняя величина результирующего фактора в группе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style-name="ce3" office:value-type="string" calcext:value-type="string">
            <text:p>[63, 72)</text:p>
          </table:table-cell>
          <table:table-cell table:style-name="ce4" table:formula="of:=COUNTIFS([.$A$2:.$A$19];&quot;&gt;=&quot;&amp;[.M6];[.$A$2:.$A$19];&quot;&lt;&quot;&amp;[.N6])" office:value-type="float" office:value="4" calcext:value-type="float">
            <text:p>4</text:p>
          </table:table-cell>
          <table:table-cell table:style-name="ce4" table:formula="of:=SUMIFS([.$B$2:.$B$19];[.$A$2:.$A$19];&quot;&gt;=&quot;&amp;[.M6];[.$A$2:.$A$19];&quot;&lt;&quot;&amp;[.N6])" office:value-type="float" office:value="235" calcext:value-type="float">
            <text:p>235</text:p>
          </table:table-cell>
          <table:table-cell table:style-name="ce4" table:formula="of:=[.M13]/[.L13]" office:value-type="float" office:value="58.75" calcext:value-type="float">
            <text:p>58.75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style-name="ce3" office:value-type="string" calcext:value-type="string">
            <text:p>[72, 81)</text:p>
          </table:table-cell>
          <table:table-cell table:style-name="ce4" table:formula="of:=COUNTIFS([.$A$2:.$A$19];&quot;&gt;=&quot;&amp;[.M7];[.$A$2:.$A$19];&quot;&lt;&quot;&amp;[.N7])" office:value-type="float" office:value="8" calcext:value-type="float">
            <text:p>8</text:p>
          </table:table-cell>
          <table:table-cell table:style-name="ce4" table:formula="of:=SUMIFS([.$B$2:.$B$19];[.$A$2:.$A$19];&quot;&gt;=&quot;&amp;[.M7];[.$A$2:.$A$19];&quot;&lt;&quot;&amp;[.N7])" office:value-type="float" office:value="503" calcext:value-type="float">
            <text:p>503</text:p>
          </table:table-cell>
          <table:table-cell table:style-name="ce4" table:formula="of:=[.M14]/[.L14]" office:value-type="float" office:value="62.875" calcext:value-type="float">
            <text:p>62.875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style-name="ce3" office:value-type="string" calcext:value-type="string">
            <text:p>[81, 90)</text:p>
          </table:table-cell>
          <table:table-cell table:style-name="ce4" table:formula="of:=COUNTIFS([.$A$2:.$A$19];&quot;&gt;=&quot;&amp;[.M8];[.$A$2:.$A$19];&quot;&lt;&quot;&amp;[.N8])" office:value-type="float" office:value="2" calcext:value-type="float">
            <text:p>2</text:p>
          </table:table-cell>
          <table:table-cell table:style-name="ce4" table:formula="of:=SUMIFS([.$B$2:.$B$19];[.$A$2:.$A$19];&quot;&gt;=&quot;&amp;[.M8];[.$A$2:.$A$19];&quot;&lt;&quot;&amp;[.N8])" office:value-type="float" office:value="133" calcext:value-type="float">
            <text:p>133</text:p>
          </table:table-cell>
          <table:table-cell table:style-name="ce4" table:formula="of:=[.M15]/[.L15]" office:value-type="float" office:value="66.5" calcext:value-type="float">
            <text:p>66.5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х*</text:p>
          </table:table-cell>
          <table:table-cell table:formula="of:=AVERAGE([.A2:.A19])" office:value-type="float" office:value="29.5" calcext:value-type="float">
            <text:p>29.5</text:p>
          </table:table-cell>
          <table:table-cell table:number-columns-repeated="2"/>
          <table:table-cell office:value-type="string" calcext:value-type="string">
            <text:p>начало</text:p>
          </table:table-cell>
          <table:table-cell office:value-type="string" calcext:value-type="string">
            <text:p>конец</text:p>
          </table:table-cell>
          <table:table-cell table:style-name="ce1" office:value-type="string" calcext:value-type="string">
            <text:p>b</text:p>
          </table:table-cell>
          <table:table-cell table:style-name="ce1" table:formula="of:=[.L8]*[.D19]/[.D17]" office:value-type="float" office:value="1.28838951310861" calcext:value-type="float">
            <text:p>1.2883895131</text:p>
          </table:table-cell>
          <table:table-cell table:style-name="ce3" office:value-type="string" calcext:value-type="string">
            <text:p>[90, 99)</text:p>
          </table:table-cell>
          <table:table-cell table:style-name="ce4" table:formula="of:=COUNTIFS([.$A$2:.$A$19];&quot;&gt;=&quot;&amp;[.M9];[.$A$2:.$A$19];&quot;&lt;&quot;&amp;[.N9])" office:value-type="float" office:value="2" calcext:value-type="float">
            <text:p>2</text:p>
          </table:table-cell>
          <table:table-cell table:style-name="ce4" table:formula="of:=SUMIFS([.$B$2:.$B$19];[.$A$2:.$A$19];&quot;&gt;=&quot;&amp;[.M9];[.$A$2:.$A$19];&quot;&lt;&quot;&amp;[.N9])" office:value-type="float" office:value="139" calcext:value-type="float">
            <text:p>139</text:p>
          </table:table-cell>
          <table:table-cell table:style-name="ce4" table:formula="of:=[.M16]/[.L16]" office:value-type="float" office:value="69.5" calcext:value-type="float">
            <text:p>69.5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сигм</text:p>
          </table:table-cell>
          <table:table-cell table:formula="of:=SQRT(COM.MICROSOFT.VAR.S([.A2:.A19]))" office:value-type="float" office:value="4.85374324922649" calcext:value-type="float">
            <text:p>4.8537432492</text:p>
          </table:table-cell>
          <table:table-cell/>
          <table:table-cell office:value-type="string" calcext:value-type="string">
            <text:p>(х*- сигм, х* + сигм)</text:p>
          </table:table-cell>
          <table:table-cell table:formula="of:=[.D16]-[.D17]" office:value-type="float" office:value="24.6462567507735" calcext:value-type="float">
            <text:p>24.6462567508</text:p>
          </table:table-cell>
          <table:table-cell table:formula="of:=[.D16]+[.D17]" office:value-type="float" office:value="34.3537432492265" calcext:value-type="float">
            <text:p>34.3537432492</text:p>
          </table:table-cell>
          <table:table-cell table:style-name="ce1" office:value-type="string" calcext:value-type="string">
            <text:p>a</text:p>
          </table:table-cell>
          <table:table-cell table:style-name="ce1" table:formula="of:=[.D18]-[.J16]*[.D16]" office:value-type="float" office:value="26.9925093632959" calcext:value-type="float">
            <text:p>26.9925093633</text:p>
          </table:table-cell>
          <table:table-cell table:style-name="ce3" office:value-type="string" calcext:value-type="string">
            <text:p>[99, 108]</text:p>
          </table:table-cell>
          <table:table-cell table:style-name="ce4" table:formula="of:=COUNTIFS([.$A$2:.$A$19];&quot;&gt;=&quot;&amp;[.M10];[.$A$2:.$A$19];&quot;&lt;=&quot;&amp;[.N10])" office:value-type="float" office:value="2" calcext:value-type="float">
            <text:p>2</text:p>
          </table:table-cell>
          <table:table-cell table:style-name="ce4" table:formula="of:=SUMIFS([.$B$2:.$B$19];[.$A$2:.$A$19];&quot;&gt;=&quot;&amp;[.M10];[.$A$2:.$A$19];&quot;&lt;=&quot;&amp;[.N10])" office:value-type="float" office:value="160" calcext:value-type="float">
            <text:p>160</text:p>
          </table:table-cell>
          <table:table-cell table:style-name="ce4" table:formula="of:=[.M17]/[.L17]" office:value-type="float" office:value="80" calcext:value-type="float">
            <text:p>80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y*</text:p>
          </table:table-cell>
          <table:table-cell table:formula="of:=AVERAGE([.B2:.B19])" office:value-type="float" office:value="65" calcext:value-type="float">
            <text:p>65</text:p>
          </table:table-cell>
          <table:table-cell/>
          <table:table-cell office:value-type="string" calcext:value-type="string">
            <text:p>(х*- 2сигм, х* + 2сигм)</text:p>
          </table:table-cell>
          <table:table-cell table:formula="of:=[.D16]-2*[.D17]" office:value-type="float" office:value="19.792513501547" calcext:value-type="float">
            <text:p>19.7925135015</text:p>
          </table:table-cell>
          <table:table-cell table:formula="of:=[.D16]+2*[.D17]" office:value-type="float" office:value="39.207486498453" calcext:value-type="float">
            <text:p>39.2074864985</text:p>
          </table:table-cell>
          <table:table-cell table:number-matrix-columns-spanned="2" table:number-matrix-rows-spanned="1" table:formula="of:=LINEST([.B2:.B19];[.A2:.A19])" office:value-type="float" office:value="1.28838951310861" calcext:value-type="float">
            <text:p>1.2883895131</text:p>
          </table:table-cell>
          <table:table-cell office:value-type="float" office:value="26.9925093632959" calcext:value-type="float">
            <text:p>26.9925093633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сигм</text:p>
          </table:table-cell>
          <table:table-cell table:formula="of:=SQRT(COM.MICROSOFT.VAR.S([.B2:.B19]))" office:value-type="float" office:value="6.85136311040279" calcext:value-type="float">
            <text:p>6.8513631104</text:p>
          </table:table-cell>
          <table:table-cell/>
          <table:table-cell office:value-type="string" calcext:value-type="string">
            <text:p>(х*- 3сигм, х* + 3сигм)</text:p>
          </table:table-cell>
          <table:table-cell table:formula="of:=[.D16]-3*[.D17]" office:value-type="float" office:value="14.9387702523205" calcext:value-type="float">
            <text:p>14.9387702523</text:p>
          </table:table-cell>
          <table:table-cell table:formula="of:=[.D16]+3*[.D17]" office:value-type="float" office:value="44.0612297476795" calcext:value-type="float">
            <text:p>44.0612297477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ВКИАД_5f_ЛР3" style:display-name="PageStyle_ВКИАД_ЛР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Борис Борисенко</meta:initial-creator>
    <meta:creation-date>2016-10-31T19:48:54</meta:creation-date>
    <dc:date>2017-11-16T14:02:45.397404067</dc:date>
    <meta:generator>LibreOffice/5.1.6.2$Linux_X86_64 LibreOffice_project/10m0$Build-2</meta:generator>
    <meta:editing-duration>PT1M44S</meta:editing-duration>
    <meta:editing-cycles>1</meta:editing-cycles>
    <meta:document-statistic meta:table-count="1" meta:cell-count="131" meta:object-count="1"/>
    <meta:user-defined meta:name="AppVersion">16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654cm" svg:height="10.927cm" xlink:href=".." xlink:type="simple" chart:class="chart:scatter" chart:style-name="ch1">
        <chart:title svg:x="2.936cm" svg:y="0.405cm" chart:style-name="ch2">
          <text:p>Диаграмма рассеивания(корреляционное поле)</text:p>
        </chart:title>
        <chart:plot-area chart:style-name="ch3" table:cell-range-address="ВКИАД_ЛР3.A2:ВКИАД_ЛР3.B19" svg:x="1.433cm" svg:y="1.45cm" svg:width="16.848cm" svg:height="8.229cm">
          <chartooo:coordinate-region svg:x="1.957cm" svg:y="1.636cm" svg:width="16.111cm" svg:height="7.573cm"/>
          <chart:axis chart:dimension="x" chart:name="primary-x" chart:style-name="ch4">
            <chart:title svg:x="9.687cm" svg:y="9.898cm" chart:style-name="ch5">
              <text:p>х</text:p>
            </chart:title>
            <chart:grid chart:style-name="ch6" chart:class="major"/>
          </chart:axis>
          <chart:axis chart:dimension="y" chart:name="primary-y" chart:style-name="ch4">
            <chart:title svg:x="0.451cm" svg:y="5.734cm" chart:style-name="ch7">
              <text:p>у</text:p>
            </chart:title>
            <chart:grid chart:style-name="ch6" chart:class="major"/>
          </chart:axis>
          <chart:series chart:style-name="ch8" chart:values-cell-range-address="ВКИАД_ЛР3.B2:ВКИАД_ЛР3.B19" chart:class="chart:scatter">
            <chart:domain table:cell-range-address="ВКИАД_ЛР3.A2:ВКИАД_ЛР3.A19"/>
            <chart:regression-curve chart:style-name="ch9">
              <chart:equation chart:display-equation="true" chart:display-r-square="false" chart:style-name="ch10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ВКИАД_ЛР3.A2:ВКИАД_ЛР3.A19</svg:desc>
                </draw:g>
              </table:table-cell>
              <table:table-cell office:value-type="float" office:value="67">
                <text:p>67</text:p>
                <draw:g>
                  <svg:desc>ВКИАД_ЛР3.B2:ВКИАД_ЛР3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